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Arial" fo:font-size="7pt" fo:font-weight="normal" officeooo:paragraph-rsid="008eea96" style:font-size-asian="7pt" style:font-weight-asian="normal" style:font-size-complex="7pt" style:font-weight-complex="normal"/>
    </style:style>
    <style:style style:name="P2" style:family="paragraph" style:parent-style-name="Standard">
      <style:paragraph-properties fo:text-align="center" style:justify-single-word="false"/>
      <style:text-properties style:font-name="Arial" fo:font-size="7pt" fo:font-weight="normal" officeooo:paragraph-rsid="008eea96" style:font-size-asian="7pt" style:font-weight-asian="normal" style:font-size-complex="7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Arial" fo:font-size="8pt" fo:font-weight="normal" officeooo:rsid="00b81bf7" officeooo:paragraph-rsid="008eea96" style:font-size-asian="8pt" style:font-weight-asian="normal" style:font-size-complex="8pt" style:font-weight-complex="normal"/>
    </style:style>
    <style:style style:name="P4" style:family="paragraph" style:parent-style-name="Standard">
      <style:paragraph-properties fo:margin-left="0.127cm" fo:margin-right="0.127cm" fo:text-align="start" style:justify-single-word="false" fo:text-indent="0cm" style:auto-text-indent="false" style:snap-to-layout-grid="false"/>
      <style:text-properties style:font-name="Arial" fo:font-size="7pt" fo:font-weight="normal" officeooo:paragraph-rsid="008eea96" style:font-size-asian="7pt" style:font-weight-asian="normal" style:font-size-complex="7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Arial" fo:font-size="8pt" fo:font-weight="normal" officeooo:rsid="00b81bf7" officeooo:paragraph-rsid="008eea96" style:font-size-asian="8pt" style:font-weight-asian="normal" style:font-size-complex="8pt" style:font-weight-complex="normal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center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placeholder text:placeholder-type="text">&lt;for each="line  in o.stock_picking_line_ids"&gt;</text:placeholder> </text:p>
      <text:p text:style-name="P1"><text:placeholder text:placeholder-type="text">&lt;if test="line.lot_id.ean_128"&gt;</text:placeholder></text:p>
      <text:p text:style-name="P1"><text:placeholder text:placeholder-type="text">&lt;for each="label in range(line.quantity)"&gt;</text:placeholder></text:p>
      <text:p text:style-name="P2"><draw:frame draw:style-name="fr1" draw:name="image: barcode(line.lot_id.ean_128, 'code128')" text:anchor-type="paragraph" svg:y="0.229cm" draw:z-index="0"><draw:text-box fo:min-height="0.66cm" fo:min-width="1cm"><text:p text:style-name="Frame_20_contents">Imagen</text:p></draw:text-box></draw:frame><text:placeholder text:placeholder-type="text">&lt;line.lot_id.ean_128&gt;</text:placeholder></text:p>
      <text:p text:style-name="P2"/>
      <text:p text:style-name="P3"><text:span text:style-name="T1">Referencia:</text:span> <text:placeholder text:placeholder-type="text">&lt;line.lot_id.ref&gt;</text:placeholder></text:p>
      <text:p text:style-name="P3"><text:soft-page-break/><text:span text:style-name="T1">N° Lote:</text:span> <text:placeholder text:placeholder-type="text">&lt;line.lot_id.name&gt;</text:placeholder></text:p>
      <text:p text:style-name="P3"><text:span text:style-name="T1">Fecha de Vencimiento:</text:span> <text:placeholder text:placeholder-type="text">&lt;line.lot_id.life_date or 'N/A'&gt;</text:placeholder></text:p>
      <text:p text:style-name="P3"/>
      <text:p text:style-name="P1"><text:placeholder text:placeholder-type="text">&lt;/for&gt;</text:placeholder></text:p>
      <text:p text:style-name="P1"><text:placeholder text:placeholder-type="text">&lt;/if&gt;</text:placeholder></text:p>
      <text:p text:style-name="P4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6.2cm" fo:page-height="2.889cm" style:num-format="1" style:print-orientation="portrait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mián </meta:initial-creator>
    <meta:creation-date>2012-04-25T15:43:57</meta:creation-date>
    <dc:date>2015-06-12T08:50:04.384666036</dc:date>
    <meta:editing-duration>PT16H10M27S</meta:editing-duration>
    <meta:editing-cycles>222</meta:editing-cycles>
    <meta:generator>LibreOffice/4.2.8.2$Linux_X86_64 LibreOffice_project/420m0$Build-2</meta:generator>
    <meta:document-statistic meta:table-count="0" meta:image-count="0" meta:object-count="0" meta:page-count="2" meta:paragraph-count="11" meta:word-count="26" meta:character-count="274" meta:non-whitespace-character-count="257"/>
  </office:meta>
</office:document-meta>
</file>